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2" calcext:value-type="date">
            <text:p>02/10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8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5:58:45.49057150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5:58:45.49786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10-07T15:59:45.008989300</dc:date>
    <meta:print-date>2019-12-18T13:30:11.329000000</meta:print-date>
    <dc:language>pt-PT</dc:language>
    <meta:editing-cycles>446</meta:editing-cycles>
    <meta:editing-duration>PT14H44M29S</meta:editing-duration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